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9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1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2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57">
            <text:p>Organisation<text:s/></text:p>
            <text:p>type</text:p>
          </table:table-cell>
          <table:table-cell office:value-type="string" table:number-columns-spanned="1" table:number-rows-spanned="3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3">
            <text:p>Interim managers</text:p>
          </table:table-cell>
          <table:covered-table-cell/>
          <table:table-cell office:value-type="string" table:number-columns-spanned="2" table:number-rows-spanned="1" table:style-name="ce43">
            <text:p>Specialist Contractors</text:p>
          </table:table-cell>
          <table:covered-table-cell/>
          <table:table-cell office:value-type="string" table:number-columns-spanned="2" table:number-rows-spanned="1" table:style-name="ce43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7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75" table:style-name="ce62">
            <text:p>75</text:p>
          </table:table-cell>
          <table:table-cell office:value-type="float" office:value="72.940000000000012" table:style-name="ce23">
            <text:p>72.9</text:p>
          </table:table-cell>
          <table:table-cell office:value-type="float" office:value="226" table:style-name="ce65">
            <text:p>226</text:p>
          </table:table-cell>
          <table:table-cell office:value-type="float" office:value="215.60000000000002" table:style-name="ce23">
            <text:p>215.6</text:p>
          </table:table-cell>
          <table:table-cell office:value-type="float" office:value="789" table:style-name="ce78">
            <text:p>789</text:p>
          </table:table-cell>
          <table:table-cell office:value-type="float" office:value="770.92" table:style-name="ce23">
            <text:p>770.9</text:p>
          </table:table-cell>
          <table:table-cell office:value-type="float" office:value="1479" table:style-name="ce79">
            <text:p>1479</text:p>
          </table:table-cell>
          <table:table-cell office:value-type="float" office:value="1436.309999999999" table:style-name="ce23">
            <text:p>1,436.3</text:p>
          </table:table-cell>
          <table:table-cell office:value-type="float" office:value="114" table:style-name="ce80">
            <text:p>114</text:p>
          </table:table-cell>
          <table:table-cell office:value-type="float" office:value="110.89999999999999" table:style-name="ce81">
            <text:p>110.9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float" office:value="2683" table:style-name="ce6">
            <text:p>2,683</text:p>
          </table:table-cell>
          <table:table-cell office:value-type="float" office:value="2606.6699999999992" table:style-name="ce25">
            <text:p>2,606.7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59">
            <text:p>5.0</text:p>
          </table:table-cell>
          <table:table-cell office:value-type="string" table:style-name="ce60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28">
            <text:p>5.0</text:p>
          </table:table-cell>
          <table:table-cell office:value-type="float" office:value="2688" table:style-name="ce8">
            <text:p>2,688</text:p>
          </table:table-cell>
          <table:table-cell office:value-type="float" office:value="2611.6699999999992" table:style-name="ce26">
            <text:p>2,611.7</text:p>
          </table:table-cell>
          <table:table-cell office:value-type="currency" office:value="10644068.470000001" table:style-name="ce15">
            <text:p>£10,644,068.47</text:p>
          </table:table-cell>
          <table:table-cell office:value-type="currency" office:value="0" table:style-name="ce15">
            <text:p>£0.00</text:p>
          </table:table-cell>
          <table:table-cell office:value-type="currency" office:value="333700" table:style-name="ce15">
            <text:p>£333,700.00</text:p>
          </table:table-cell>
          <table:table-cell office:value-type="currency" office:value="27118.25" table:style-name="ce15">
            <text:p>£27,118.25</text:p>
          </table:table-cell>
          <table:table-cell office:value-type="currency" office:value="2925886.43" table:style-name="ce15">
            <text:p>£2,925,886.43</text:p>
          </table:table-cell>
          <table:table-cell office:value-type="currency" office:value="1016142.88" table:style-name="ce14">
            <text:p>£1,016,142.88</text:p>
          </table:table-cell>
          <table:table-cell office:value-type="currency" office:value="14946916.030000001" table:style-name="ce9">
            <text:p>£14,946,916.03</text:p>
          </table:table-cell>
          <table:table-cell office:value-type="currency" office:value="29460.52" table:style-name="ce82">
            <text:p>£29,460.52</text:p>
          </table:table-cell>
          <table:table-cell office:value-type="string" table:style-name="ce87">
            <text:p>NIL</text:p>
          </table:table-cell>
          <table:table-cell office:value-type="currency" office:value="29460.52" table:style-name="ce10">
            <text:p>£29,460.52</text:p>
          </table:table-cell>
          <table:table-cell office:value-type="currency" office:value="14976376.550000001" table:style-name="ce11">
            <text:p>£14,976,376.55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70">
            <text:p>Executive Non-Departmental Public Body</text:p>
          </table:table-cell>
          <table:table-cell office:value-type="string" table:style-name="ce69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10" table:style-name="ce76">
            <text:p>10</text:p>
          </table:table-cell>
          <table:table-cell office:value-type="float" office:value="6" table:style-name="ce77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83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72">
            <text:p>Executive Non-Departmental Public Body</text:p>
          </table:table-cell>
          <table:table-cell office:value-type="string" table:style-name="ce71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6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1048570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/>
    <dc:creator/>
    <meta:creation-date>2020-10-06T07:33:53Z</meta:creation-date>
    <dc:date>2020-10-06T07:34:08Z</dc:date>
    <meta:user-defined meta:name="MSIP_Label_e4c996da-17fa-4fc5-8989-2758fb4cf86b_Enabled">true</meta:user-defined>
    <meta:user-defined meta:name="MSIP_Label_e4c996da-17fa-4fc5-8989-2758fb4cf86b_SetDate">2020-10-06T07:34:08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c04b379e-0fb6-4b3b-9b17-0000e7a7b5bc</meta:user-defined>
    <meta:user-defined meta:name="MSIP_Label_e4c996da-17fa-4fc5-8989-2758fb4cf86b_ContentBits">1</meta:user-defined>
  </office:meta>
</office:document-meta>
</file>